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2.905cm"/>
    </style:style>
    <style:style style:name="co9" style:family="table-column">
      <style:table-column-properties fo:break-before="auto" style:column-width="3.78cm"/>
    </style:style>
    <style:style style:name="co10" style:family="table-column">
      <style:table-column-properties fo:break-before="auto" style:column-width="2.522cm"/>
    </style:style>
    <style:style style:name="co11" style:family="table-column">
      <style:table-column-properties fo:break-before="auto" style:column-width="3.588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2.111cm"/>
    </style:style>
    <style:style style:name="co14" style:family="table-column">
      <style:table-column-properties fo:break-before="auto" style:column-width="2.358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office:value-type="string">
            <text:p>Company name</text:p>
          </table:table-cell>
          <table:table-cell office:value-type="string">
            <text:p>Company phone number</text:p>
          </table:table-cell>
          <table:table-cell office:value-type="string">
            <text:p>Company websit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Company vat no</text:p>
          </table:table-cell>
          <table:table-cell office:value-type="string">
            <text:p>Company ean number</text:p>
          </table:table-cell>
          <table:table-cell office:value-type="string">
            <text:p>Contact name</text:p>
          </table:table-cell>
          <table:table-cell office:value-type="string">
            <text:p>Direct phone number</text:p>
          </table:table-cell>
          <table:table-cell office:value-type="string">
            <text:p>Phone number</text:p>
          </table:table-cell>
          <table:table-cell office:value-type="string">
            <text:p>Email address</text:p>
          </table:table-cell>
          <table:table-cell office:value-type="string">
            <text:p>Linkedin url</text:p>
          </table:table-cell>
          <table:table-cell office:value-type="string">
            <text:p>Facebook url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Bon Jovi inc.</text:p>
          </table:table-cell>
          <table:table-cell office:value-type="string">
            <text:p>888 112 11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office:value-type="string">
            <text:p>Denmark</text:p>
          </table:table-cell>
          <table:table-cell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ite </text:p>
          </table:table-cell>
        </table:table-row>
        <table:table-row table:style-name="ro1">
          <table:table-cell office:value-type="string">
            <text:p>Mleko company</text:p>
          </table:table-cell>
          <table:table-cell office:value-type="float" office:value="510333333">
            <text:p>5103333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22">
            <text:p>2222</text:p>
          </table:table-cell>
          <table:table-cell office:value-type="string">
            <text:p>Denmark</text:p>
          </table:table-cell>
          <table:table-cell/>
          <table:table-cell office:value-type="float" office:value="312312312">
            <text:p>312312312</text:p>
          </table:table-cell>
          <table:table-cell office:value-type="float" office:value="77777">
            <text:p>77777</text:p>
          </table:table-cell>
          <table:table-cell office:value-type="float" office:value="12312">
            <text:p>12312</text:p>
          </table:table-cell>
          <table:table-cell office:value-type="float" office:value="888888888">
            <text:p>888888888</text:p>
          </table:table-cell>
          <table:table-cell office:value-type="float" office:value="99999999">
            <text:p>99999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float" office:value="2222">
            <text:p>22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7.09.2011</text:date>, <text:time>13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1-09-27T13:32:13</dc:date>
    <dc:creator>is </dc:creator>
    <meta:editing-duration>PT6M7S</meta:editing-duration>
    <meta:editing-cycles>6</meta:editing-cycles>
    <meta:document-statistic meta:table-count="1" meta:cell-count="51" meta:object-count="0"/>
  </office:meta>
</office:document-meta>
</file>